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84c54" officeooo:paragraph-rsid="001f1e98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25eb9e" officeooo:paragraph-rsid="0025eb9e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184c54" officeooo:paragraph-rsid="0025eb9e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84c54" officeooo:paragraph-rsid="002176e6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84c54" officeooo:paragraph-rsid="0025eb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25eb9e" officeooo:paragraph-rsid="0025eb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9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11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7c381" style:font-name-asian="Times New Roman1" style:font-weight-asian="bold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18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9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2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2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22" style:family="paragraph" style:parent-style-name="Standard" style:master-page-name="">
      <style:paragraph-properties fo:text-align="start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1b698b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3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2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officeooo:rsid="00752f12" fo:background-color="#ffffff" loext:char-shading-value="0" style:font-name-asian="Calibri" style:font-name-complex="Times New Roman1" style:font-size-complex="14pt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0752f12" style:font-name-asian="Times New Roman1" style:font-weight-asian="bold" style:font-size-complex="14pt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style:font-size-complex="14pt"/>
    </style:style>
    <style:style style:name="T14" style:family="text">
      <style:text-properties officeooo:rsid="001d1fd5" style:font-size-complex="14pt"/>
    </style:style>
    <style:style style:name="T15" style:family="text">
      <style:text-properties officeooo:rsid="001f1e98" style:font-size-complex="14pt"/>
    </style:style>
    <style:style style:name="T16" style:family="text">
      <style:text-properties fo:font-weight="normal" style:font-weight-asian="normal" style:font-size-complex="14pt" style:font-weight-complex="normal"/>
    </style:style>
    <style:style style:name="T17" style:family="text">
      <style:text-properties fo:font-weight="normal" officeooo:rsid="001d1fd5" style:font-weight-asian="normal" style:font-size-complex="14pt" style:font-weight-complex="normal"/>
    </style:style>
    <style:style style:name="T18" style:family="text">
      <style:text-properties fo:font-weight="normal" officeooo:rsid="001f1e98" style:font-weight-asian="normal" style:font-size-complex="14pt" style:font-weight-complex="normal"/>
    </style:style>
    <style:style style:name="T19" style:family="text">
      <style:text-properties fo:font-weight="normal" officeooo:rsid="0021baa0" style:font-weight-asian="normal" style:font-size-complex="14pt" style:font-weight-complex="normal"/>
    </style:style>
    <style:style style:name="T20" style:family="text">
      <style:text-properties officeooo:rsid="001f1e98"/>
    </style:style>
    <style:style style:name="T21" style:family="text">
      <style:text-properties style:text-underline-style="solid" style:text-underline-width="auto" style:text-underline-color="font-color" fo:font-weight="normal" officeooo:rsid="001d1fd5" style:font-weight-asian="normal" style:font-size-complex="14pt" style:font-weight-complex="normal"/>
    </style:style>
    <style:style style:name="T22" style:family="text">
      <style:text-properties officeooo:rsid="00237d59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72in" draw:visible-area-height="1.9772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ІНІСТЕРСТВО ОСВІТИ І НАУКИ УКРАЇНИ</text:p>
      <text:p text:style-name="P10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1">Дніпровський національний університет<text:line-break/>залізничного транспорту імені академіка В. Лазаряна</text:p>
      <text:p text:style-name="P12"/>
      <text:p text:style-name="P13">Кафедра «Комп'ютерні інформаційні технології»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9">Лабораторна робота №</text:span><text:span text:style-name="T10">1</text:span></text:p>
      <text:p text:style-name="P17"><text:span text:style-name="T9"><text:line-break/></text:span><text:span text:style-name="T3">з дисципліни «</text:span><text:span text:style-name="T4">Конструювання програмного забезпечення</text:span><text:span text:style-name="T11">»</text:span></text:p>
      <text:p text:style-name="P16"/>
      <text:p text:style-name="P24"><text:span text:style-name="T5">на тему: </text:span><text:span text:style-name="T6">«Вивчення системи SWI-PROLOG та методів розробки логічних програм»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3">Виконав:</text:p>
      <text:p text:style-name="P19">студент гр.ПЗ1911 </text:p>
      <text:p text:style-name="P19">Сафонов Д. Є.</text:p>
      <text:p text:style-name="P19">Прийня<text:span text:style-name="T12">в</text:span>: </text:p>
      <text:p text:style-name="P20">Іванов О.П.</text:p>
      <text:p text:style-name="P21"/>
      <text:p text:style-name="P21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1</text:span></text:p>
      <text:p text:style-name="P23"><text:span text:style-name="T8">Тема. <text:s/></text:span><text:span text:style-name="T7">Вивчення системи SWI-PROLOG та методів розробки логічних програм.</text:span></text:p>
      <text:p text:style-name="P22"><text:span text:style-name="T13">Завдання. </text:span><text:span text:style-name="T16">Створити програму на основі фактів (кількість фактів 10-20 штук), </text:span><text:span text:style-name="T17">яка оброблює тривимірні матриці(</text:span><text:span text:style-name="T21">варіант 3</text:span><text:span text:style-name="T17">).</text:span></text:p>
      <text:p text:style-name="P3"><text:span text:style-name="T14">Текст програми.</text:span><text:span text:style-name="T17"> </text:span><text:span text:style-name="T19">g</text:span><text:span text:style-name="T18">ithub</text:span></text:p>
      <text:p text:style-name="P3"><text:span text:style-name="T18"/></text:p>
      <text:p text:style-name="P6"><text:span text:style-name="T20">Основні розділи структури програми</text:span></text:p>
      <text:p text:style-name="P4">Факт - </text:p>
      <text:p text:style-name="P4">Ціль - </text:p>
      <text:p text:style-name="P4">Правило -</text:p>
      <text:p text:style-name="P6"/>
      <text:p text:style-name="P8">Результати виконання програми</text:p>
      <text:p text:style-name="P6"/>
      <text:p text:style-name="P7"><text:span text:style-name="T20">Висновки</text:span></text:p>
      <text:p text:style-name="P5"><text:span text:style-name="T20">методологія розробки </text:span><text:span text:style-name="T22">ЛП.</text:span></text:p>
      <text:p text:style-name="P5"><text:span text:style-name="T20">зміст поняття «Логічний висновок»</text:span></text:p>
      <text:p text:style-name="P5"><text:span text:style-name="T20">структура програми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FreeSerif" fo:font-family="FreeSerif" style:font-family-generic="roman" style:font-pitch="variable" fo:font-size="24pt" fo:font-weight="bold" style:font-name-asian="FreeSans1" style:font-family-asian="FreeSans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1-09-10T16:56:02.948098993</dc:date>
    <meta:editing-duration>PT13M47S</meta:editing-duration>
    <meta:editing-cycles>16</meta:editing-cycles>
    <meta:generator>LibreOffice/7.1.5.2$Linux_X86_64 LibreOffice_project/10$Build-2</meta:generator>
    <meta:document-statistic meta:table-count="0" meta:image-count="0" meta:object-count="1" meta:page-count="2" meta:paragraph-count="26" meta:word-count="97" meta:character-count="773" meta:non-whitespace-character-count="693"/>
  </office:meta>
</office:document-meta>
</file>